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12d9" officeooo:paragraph-rsid="001e12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08:56:28.240178761</meta:creation-date>
    <dc:date>2017-05-06T11:38:24.616329409</dc:date>
    <meta:editing-duration>PT2H11M4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